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-complex="Alvi Nastaleeq"/>
    </style:style>
    <style:style style:name="P2" style:family="paragraph" style:parent-style-name="Standard">
      <style:paragraph-properties fo:text-align="end" style:justify-single-word="false" style:writing-mode="rl-tb"/>
      <style:text-properties style:font-name-complex="Alvi Nastaleeq"/>
    </style:style>
    <style:style style:name="P3" style:family="paragraph" style:parent-style-name="Standard">
      <style:text-properties officeooo:paragraph-rsid="001e0bfe"/>
    </style:style>
    <style:style style:name="P4" style:family="paragraph" style:parent-style-name="Standard">
      <style:text-properties officeooo:rsid="001e0bfe" officeooo:paragraph-rsid="001e0bfe"/>
    </style:style>
    <style:style style:name="T1" style:family="text">
      <style:text-properties style:language-complex="ar" style:country-complex="SA"/>
    </style:style>
    <style:style style:name="T2" style:family="text">
      <style:text-properties officeooo:rsid="001e966e" style:language-complex="ar" style:country-complex="SA"/>
    </style:style>
    <style:style style:name="T3" style:family="text">
      <style:text-properties officeooo:rsid="001e0b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نازاں ہیں ہم کہ ہم کو درِ مرتضیٰ ملا<text:line-break/>یہ در ہمیں ملا تو درِ مرتضیٰ ملا</text:p>
      <text:p text:style-name="P1">جب مصطفی ملے تو خدا کا پتا ملا<text:line-break/>پھر ساری کائنات کا پردہ <text:span text:style-name="T1">ا</text:span><text:span text:style-name="T2">ُ</text:span><text:span text:style-name="T1">ٹھا</text:span> ملا</text:p>
      <text:p text:style-name="P1"><text:span text:style-name="T1">عال</text:span><text:span text:style-name="T2">َ</text:span><text:span text:style-name="T1">م</text:span> تمام بول رہا تھا علیؑ علیؑ<text:line-break/>میں بھی صدائیں دیتا ہوا <text:span text:style-name="T1">ا</text:span><text:span text:style-name="T2">ُ</text:span><text:span text:style-name="T1">ن</text:span> سے جا ملا</text:p>
      <text:p text:style-name="P1">چھیڑا جہاں علیؑ کی ولایت کا تذکرہ<text:line-break/>مرجھا گیا کوئی، کوئی چہرہ کھلا ملا</text:p>
      <text:p text:style-name="P1">سجدہ فروعِ دین ہے، شبیرؑ اصلِ دین<text:line-break/>شبیرؑ مل گئے جسے اس کو خدا ملا</text:p>
      <text:p text:style-name="P1">لاکھوں ہزاروں سال کے سجدے <text:span text:style-name="T1">ہ</text:span><text:span text:style-name="T2">َ</text:span><text:span text:style-name="T1">وا</text:span> <text:span text:style-name="T1">ہ</text:span><text:span text:style-name="T2">ُ</text:span><text:span text:style-name="T1">وئے</text:span><text:line-break/>ابلیس کو بتاؤ تو سجدوں سے کیا ملا</text:p>
      <text:p text:style-name="P1">دنیا کی چاہ میں ہوئی دنیا بھی اس کی غیر<text:line-break/>حیدرؑ کی دشمنی میں بھلا اس کو کیا ملا</text:p>
      <text:p text:style-name="P1">ہمت ہے شرط، ایک قدم کا ہے فاصلہ<text:line-break/>جنت سے کربلا کا ہے رستہ ملا ملا</text:p>
      <text:p text:style-name="P2"/>
      <text:p text:style-name="Standard"/>
      <text:p text:style-name="Standard">Naaza<text:span text:style-name="T3">n</text:span> hai hum ke hum ko dar<text:span text:style-name="T3">e</text:span> murtaza Milaa </text:p>
      <text:p text:style-name="P3">Yei dar hummay Milla t<text:span text:style-name="T3">o</text:span> dar<text:span text:style-name="T3">e</text:span> murtaza Milaa </text:p>
      <text:p text:style-name="Standard"/>
      <text:p text:style-name="Standard">Jab mustafa milay t<text:span text:style-name="T3">o</text:span> khuda ka pataa mila </text:p>
      <text:p text:style-name="Standard">Phir sar<text:span text:style-name="T3">i</text:span> kainat ka parda <text:span text:style-name="T3">u</text:span>thaa mila </text:p>
      <text:p text:style-name="Standard"/>
      <text:p text:style-name="Standard">Aal<text:span text:style-name="T3">a</text:span>m tamam bol rahaa thaa Ali Ali</text:p>
      <text:p text:style-name="Standard">Mai bhi sadaaein deta h<text:span text:style-name="T3">uw</text:span>a <text:span text:style-name="T3">u</text:span>n say ja mila</text:p>
      <text:p text:style-name="Standard"/>
      <text:p text:style-name="Standard">Chayra jahan Ali ki wilaayat ka tazkera</text:p>
      <text:p text:style-name="Standard">Murjhaa gayaa koy<text:span text:style-name="T3">i</text:span> koy<text:span text:style-name="T3">i </text:span>Chehra khila mila</text:p>
      <text:p text:style-name="Standard"/>
      <text:p text:style-name="Standard">Sajda furoo-e-deen hai Shabbir asl<text:span text:style-name="T3">-e-</text:span>deen</text:p>
      <text:p text:style-name="Standard">Shabbir mil gaye jisay <text:span text:style-name="T3">u</text:span>sko khudaa mila</text:p>
      <text:p text:style-name="Standard"/>
      <text:p text:style-name="P4">laakhon hazarzon saal ke sajde hawa huwe</text:p>
      <text:p text:style-name="P4">iblis ko batao to sajdon se kiya mila</text:p>
      <text:p text:style-name="P4"/>
      <text:p text:style-name="P4">dunya ki chah mein huwi dunya bhi uski ghair</text:p>
      <text:p text:style-name="P4">haider ki dushmani mein bhala usko kiya mila</text:p>
      <text:p text:style-name="P4"/>
      <text:p text:style-name="P3"><text:soft-page-break/>Himmat hai shart <text:span text:style-name="T3">ai</text:span>k qadam ka hai faaslaa</text:p>
      <text:p text:style-name="P3"><text:span text:style-name="T3">j</text:span>annat say kerbala ka hai rastaa mila mil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0:41:17.503824000</meta:creation-date>
    <dc:date>2026-01-21T20:47:57.966782500</dc:date>
    <meta:editing-duration>PT6M39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24" meta:word-count="249" meta:character-count="1177" meta:non-whitespace-character-count="947"/>
  </office:meta>
</office:document-meta>
</file>